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, 'Times New Roman', Times, serif"/>
    <style:font-face style:name="monospace" svg:font-family="monospace, monospace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c5d" officeooo:paragraph-rsid="0003cc5d"/>
    </style:style>
    <style:style style:name="P2" style:family="paragraph" style:parent-style-name="Standard">
      <style:text-properties officeooo:paragraph-rsid="0003cc5d"/>
    </style:style>
    <style:style style:name="P3" style:family="paragraph" style:parent-style-name="Standard">
      <style:text-properties officeooo:paragraph-rsid="0003d3a3"/>
    </style:style>
    <style:style style:name="P4" style:family="paragraph" style:parent-style-name="Standard">
      <style:text-properties officeooo:rsid="0003d3a3" officeooo:paragraph-rsid="0003d3a3"/>
    </style:style>
    <style:style style:name="P5" style:family="paragraph" style:parent-style-name="Standard" style:list-style-name="L1">
      <style:text-properties officeooo:rsid="0003d3a3" officeooo:paragraph-rsid="0003d3a3"/>
    </style:style>
    <style:style style:name="T1" style:family="text">
      <style:text-properties officeooo:rsid="0003cc5d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222222" fo:letter-spacing="normal" officeooo:rsid="0003d3a3"/>
    </style:style>
    <style:style style:name="T4" style:family="text">
      <style:text-properties officeooo:rsid="0003d3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D3 Algorithm Pseudocode (</text:span><text:a xlink:type="simple" xlink:href="https://en.wikipedia.org/wiki/ID3_algorithm#Pseudocode" text:style-name="Internet_20_link" text:visited-style-name="Visited_20_Internet_20_Link">https://en.wikipedia.org/wiki/ID3_algorithm#Pseudocode</text:a><text:span text:style-name="T1">)</text:span></text:p>
      <text:p text:style-name="P1"/>
      <text:p text:style-name="P1"/>
      <text:p text:style-name="P1">ID3 (Examples, Target_Attribute, Attributes)</text:p>
      <text:p text:style-name="P1"><text:s text:c="4"/>Create a root node for the tree</text:p>
      <text:p text:style-name="P1"><text:s text:c="4"/>If all examples are positive, Return the single-node tree Root, with label = +.</text:p>
      <text:p text:style-name="P1"><text:s text:c="4"/>If all examples are negative, Return the single-node tree Root, with label = -.</text:p>
      <text:p text:style-name="P1"><text:s text:c="4"/>If number of predicting attributes is empty, then Return the single node tree Root,</text:p>
      <text:p text:style-name="P1"><text:s text:c="4"/>with label = most common value of the target attribute in the examples.</text:p>
      <text:p text:style-name="P1"><text:s text:c="4"/>Otherwise Begin</text:p>
      <text:p text:style-name="P1"><text:s text:c="8"/>A ← The Attribute that best classifies examples.</text:p>
      <text:p text:style-name="P1"><text:s text:c="8"/>Decision Tree attribute for Root = A.</text:p>
      <text:p text:style-name="P1"><text:s text:c="8"/>For each possible value, vi, of A,</text:p>
      <text:p text:style-name="P1"><text:s text:c="12"/>Add a new tree branch below Root, corresponding to the test A = vi.</text:p>
      <text:p text:style-name="P1"><text:s text:c="12"/>Let Examples(vi) be the subset of examples that have the value vi for A</text:p>
      <text:p text:style-name="P1"><text:s text:c="12"/>If Examples(vi) is empty</text:p>
      <text:p text:style-name="P1"><text:s text:c="16"/>Then below this new branch add a leaf node with label = most common target value in the examples</text:p>
      <text:p text:style-name="P1"><text:s text:c="12"/>Else below this new branch add the subtree ID3 (Examples(vi), Target_Attribute, Attributes – {A})</text:p>
      <text:p text:style-name="P1"><text:s text:c="4"/>End</text:p>
      <text:p text:style-name="P1"><text:s text:c="4"/>Return Root</text:p>
      <text:p text:style-name="P1"/>
      <text:p text:style-name="P3"><text:span text:style-name="T1">CART Algorithm Pseudocode (</text:span><text:a xlink:type="simple" xlink:href="https://www.researchgate.net/figure/The-pseudocode-of-classification-and-regression-tree_fig2_327252498" text:style-name="Internet_20_link" text:visited-style-name="Visited_20_Internet_20_Link">https://www.researchgate.net/figure/The-pseudocode-of-classification-and-regression-tree_fig2_327252498</text:a><text:span text:style-name="T1">)</text:span></text:p>
      <text:p text:style-name="P1"/>
      <text:p text:style-name="P1">1. Start at the root node.</text:p>
      <text:p text:style-name="P1">2. For each ordered variable X,</text:p>
      <text:p text:style-name="P1"><text:tab/>convert it to an unordered variable X’ by grouping its values in the node into a small number of <text:tab/>intervals if X is unordered, then set X’ = X</text:p>
      <text:p text:style-name="P1">3. Perform a chi-squared test of independence of each X’ variable versus Y on the data in the node and compute its significance probability.</text:p>
      <text:p text:style-name="P1">4. Choose the vaariable X* associated with the X’ that has the smallest significance probability.</text:p>
      <text:p text:style-name="P3"><text:span text:style-name="T1">5. Find the split set {X*</text:span><text:span text:style-name="T2">∈</text:span><text:span text:style-name="T3">S*</text:span><text:span text:style-name="T1">} that minimizes the sum of Gini indexes and use it to split the node into two child nodes.</text:span></text:p>
      <text:p text:style-name="P4">6. If a stopping criterion is reached, exit,</text:p>
      <text:p text:style-name="P4"><text:tab/>Otherwise, apply steps 2-5 to each child node.</text:p>
      <text:p text:style-name="P4">7. Prune the tree with the CART method</text:p>
      <text:p text:style-name="P4"/>
      <text:p text:style-name="P3"><text:span text:style-name="T4">C4.5 Algorithm Pseudocode (</text:span><text:a xlink:type="simple" xlink:href="https://en.wikipedia.org/wiki/C4.5_algorithm#pseudocode" text:style-name="Internet_20_link" text:visited-style-name="Visited_20_Internet_20_Link">https://en.wikipedia.org/wiki/C4.5_algorithm#pseudocode</text:a><text:span text:style-name="T4">)</text:span></text:p>
      <text:p text:style-name="P4"/>
      <text:list xml:id="list3617716868" text:style-name="L1">
        <text:list-item>
          <text:p text:style-name="P5">Check for the above base cases.</text:p>
        </text:list-item>
        <text:list-item>
          <text:p text:style-name="P5">For each attribute a, find the normalized information gain ratio from splitting on a.</text:p>
        </text:list-item>
        <text:list-item>
          <text:p text:style-name="P5">Let a_best be the attribute with the highest normalized information gain.</text:p>
        </text:list-item>
        <text:list-item>
          <text:p text:style-name="P5">Create a decision node that splits on a_best.</text:p>
        </text:list-item>
        <text:list-item>
          <text:p text:style-name="P5">Recur on the sublists obtained by splitting on a_best, and add those nodes as children of node.</text:p>
        </text:list-item>
      </text:list>
      <text:p text:style-name="P4"/>
      <text:p text:style-name="P4">CHAID Algorithm Pseudocode 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, 'Times New Roman', Times, serif"/>
    <style:font-face style:name="monospace" svg:font-family="monospace, monospace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37:41.749067541</meta:creation-date>
    <dc:date>2019-08-14T20:57:19.152981706</dc:date>
    <meta:editing-duration>PT17M5S</meta:editing-duration>
    <meta:editing-cycles>2</meta:editing-cycles>
    <meta:generator>LibreOffice/6.2.5.2$Linux_X86_64 LibreOffice_project/20$Build-2</meta:generator>
    <meta:document-statistic meta:table-count="0" meta:image-count="0" meta:object-count="0" meta:page-count="1" meta:paragraph-count="35" meta:word-count="362" meta:character-count="2358" meta:non-whitespace-character-count="1912"/>
  </office:meta>
</office:document-meta>
</file>